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font-weight-complex="bold" fo:font-size="16pt" style:font-size-asian="16pt" style:font-size-complex="16pt" fo:language="el" fo:country="GR"/>
    </style:style>
    <style:style style:name="P2" style:parent-style-name="Standard" style:family="paragraph">
      <style:paragraph-properties fo:text-align="center"/>
      <style:text-properties style:font-name="Calibri" fo:language="el" fo:country="GR"/>
    </style:style>
    <style:style style:name="T3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 fo:language="el" fo:country="GR"/>
    </style:style>
    <style:style style:name="T4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 fo:language="el" fo:country="GR"/>
    </style:style>
    <style:style style:name="T5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 fo:language="el" fo:country="GR"/>
    </style:style>
    <style:style style:name="T6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7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 fo:language="el" fo:country="GR"/>
    </style:style>
    <style:style style:name="P8" style:parent-style-name="Standard" style:family="paragraph">
      <style:text-properties style:font-name="Calibri" fo:language="el" fo:country="GR"/>
    </style:style>
    <style:style style:name="T9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10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11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12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13" style:parent-style-name="DefaultParagraphFont" style:family="text">
      <style:text-properties style:font-name="Calibri" fo:font-size="14pt" style:font-size-asian="14pt" style:font-size-complex="14pt"/>
    </style:style>
    <style:style style:name="T14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15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16" style:parent-style-name="DefaultParagraphFont" style:family="text">
      <style:text-properties style:font-name="Calibri" fo:font-size="14pt" style:font-size-asian="14pt" style:font-size-complex="14pt"/>
    </style:style>
    <style:style style:name="T17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18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19" style:parent-style-name="DefaultParagraphFont" style:family="text">
      <style:text-properties style:font-name="Calibri" fo:font-size="14pt" style:font-size-asian="14pt" style:font-size-complex="14pt"/>
    </style:style>
    <style:style style:name="T20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21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22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23" style:parent-style-name="DefaultParagraphFont" style:family="text">
      <style:text-properties style:font-name="Calibri" fo:font-size="14pt" style:font-size-asian="14pt" style:font-size-complex="14pt"/>
    </style:style>
    <style:style style:name="T24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25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26" style:parent-style-name="DefaultParagraphFont" style:family="text">
      <style:text-properties style:font-name="Calibri" fo:font-size="14pt" style:font-size-asian="14pt" style:font-size-complex="14pt"/>
    </style:style>
    <style:style style:name="T27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28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29" style:parent-style-name="DefaultParagraphFont" style:family="text">
      <style:text-properties style:font-name="Calibri" fo:font-size="14pt" style:font-size-asian="14pt" style:font-size-complex="14pt"/>
    </style:style>
    <style:style style:name="T30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31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32" style:parent-style-name="DefaultParagraphFont" style:family="text">
      <style:text-properties style:font-name="Calibri" fo:font-size="14pt" style:font-size-asian="14pt" style:font-size-complex="14pt"/>
    </style:style>
    <style:style style:name="T33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34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35" style:parent-style-name="DefaultParagraphFont" style:family="text">
      <style:text-properties style:font-name="Calibri" fo:font-size="14pt" style:font-size-asian="14pt" style:font-size-complex="14pt"/>
    </style:style>
    <style:style style:name="T36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37" style:parent-style-name="DefaultParagraphFont" style:family="text">
      <style:text-properties style:font-name="Calibri" fo:font-size="14pt" style:font-size-asian="14pt" style:font-size-complex="14pt"/>
    </style:style>
    <style:style style:name="T38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39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40" style:parent-style-name="DefaultParagraphFont" style:family="text">
      <style:text-properties style:font-name="Calibri" fo:font-size="14pt" style:font-size-asian="14pt" style:font-size-complex="14pt"/>
    </style:style>
    <style:style style:name="T41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42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43" style:parent-style-name="DefaultParagraphFont" style:family="text">
      <style:text-properties style:font-name="Calibri" fo:font-size="14pt" style:font-size-asian="14pt" style:font-size-complex="14pt"/>
    </style:style>
    <style:style style:name="T44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45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46" style:parent-style-name="DefaultParagraphFont" style:family="text">
      <style:text-properties style:font-name="Calibri" fo:font-size="14pt" style:font-size-asian="14pt" style:font-size-complex="14pt"/>
    </style:style>
    <style:style style:name="T47" style:parent-style-name="DefaultParagraphFont" style:family="text">
      <style:text-properties style:font-name="Calibri" fo:font-size="14pt" style:font-size-asian="14pt" style:font-size-complex="14pt"/>
    </style:style>
    <style:style style:name="T48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49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50" style:parent-style-name="DefaultParagraphFont" style:family="text">
      <style:text-properties style:font-name="Calibri" fo:font-size="14pt" style:font-size-asian="14pt" style:font-size-complex="14pt"/>
    </style:style>
    <style:style style:name="T51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52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P53" style:parent-style-name="Standard" style:family="paragraph">
      <style:text-properties style:font-name="Calibri" fo:font-size="14pt" style:font-size-asian="14pt" style:font-size-complex="14pt" fo:language="el" fo:country="GR"/>
    </style:style>
    <style:style style:name="T54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55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56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 fo:language="el" fo:country="GR"/>
    </style:style>
    <style:style style:name="T57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58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59" style:parent-style-name="DefaultParagraphFont" style:family="text">
      <style:text-properties style:font-name="Calibri" fo:font-size="14pt" style:font-size-asian="14pt" style:font-size-complex="14pt"/>
    </style:style>
    <style:style style:name="T60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61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P62" style:parent-style-name="Standard" style:family="paragraph">
      <style:text-properties style:font-name="Calibri" fo:font-size="14pt" style:font-size-asian="14pt" style:font-size-complex="14pt" fo:language="el" fo:country="GR"/>
    </style:style>
    <style:style style:name="T63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64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name="T65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 fo:language="el" fo:country="GR"/>
    </style:style>
    <style:style style:name="T66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67" style:parent-style-name="DefaultParagraphFont" style:family="text">
      <style:text-properties style:font-name="Calibri" fo:font-weight="bold" style:font-weight-asian="bold" style:font-weight-complex="bold" fo:font-size="14pt" style:font-size-asian="14pt" style:font-size-complex="14pt" fo:language="el" fo:country="GR"/>
    </style:style>
    <style:style style:name="T68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69" style:parent-style-name="DefaultParagraphFont" style:family="text">
      <style:text-properties style:font-name="Calibri" fo:font-size="14pt" style:font-size-asian="14pt" style:font-size-complex="14pt"/>
    </style:style>
    <style:style style:name="T70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71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72" style:parent-style-name="DefaultParagraphFont" style:family="text">
      <style:text-properties style:font-name="Calibri" fo:font-size="14pt" style:font-size-asian="14pt" style:font-size-complex="14pt"/>
    </style:style>
    <style:style style:name="T73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74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75" style:parent-style-name="DefaultParagraphFont" style:family="text">
      <style:text-properties style:font-name="Calibri" fo:font-size="14pt" style:font-size-asian="14pt" style:font-size-complex="14pt"/>
    </style:style>
    <style:style style:name="T76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77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78" style:parent-style-name="DefaultParagraphFont" style:family="text">
      <style:text-properties style:font-name="Calibri" fo:font-size="14pt" style:font-size-asian="14pt" style:font-size-complex="14pt"/>
    </style:style>
    <style:style style:name="T79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80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81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82" style:parent-style-name="DefaultParagraphFont" style:family="text">
      <style:text-properties style:font-name="Calibri" fo:font-size="14pt" style:font-size-asian="14pt" style:font-size-complex="14pt"/>
    </style:style>
    <style:style style:name="T83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84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85" style:parent-style-name="DefaultParagraphFont" style:family="text">
      <style:text-properties style:font-name="Calibri" fo:font-size="14pt" style:font-size-asian="14pt" style:font-size-complex="14pt"/>
    </style:style>
    <style:style style:name="T86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87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88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89" style:parent-style-name="DefaultParagraphFont" style:family="text">
      <style:text-properties style:font-name="Calibri" fo:font-size="14pt" style:font-size-asian="14pt" style:font-size-complex="14pt"/>
    </style:style>
    <style:style style:name="T90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91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92" style:parent-style-name="DefaultParagraphFont" style:family="text">
      <style:text-properties style:font-name="Calibri" fo:font-size="14pt" style:font-size-asian="14pt" style:font-size-complex="14pt"/>
    </style:style>
    <style:style style:name="T93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94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P95" style:parent-style-name="Standard" style:family="paragraph">
      <style:text-properties style:font-name="Calibri" fo:font-size="14pt" style:font-size-asian="14pt" style:font-size-complex="14pt" fo:language="el" fo:country="GR"/>
    </style:style>
    <style:style style:name="T96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97" style:parent-style-name="DefaultParagraphFont" style:family="text">
      <style:text-properties style:font-name="Calibri" fo:font-size="14pt" style:font-size-asian="14pt" style:font-size-complex="14pt"/>
    </style:style>
    <style:style style:name="T98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T99" style:parent-style-name="DefaultParagraphFont" style:family="text">
      <style:text-properties style:font-name="Calibri" fo:font-size="14pt" style:font-size-asian="14pt" style:font-size-complex="14pt" fo:language="el" fo:country="GR"/>
    </style:style>
    <style:style style:name="P100" style:parent-style-name="Standard" style:family="paragraph">
      <style:text-properties style:font-name="Calibri" fo:font-size="14pt" style:font-size-asian="14pt" style:font-size-complex="14pt" fo:language="el" fo:country="GR"/>
    </style:style>
    <style:style style:name="P101" style:parent-style-name="Standard" style:family="paragraph">
      <style:text-properties style:font-name="Calibri" fo:font-size="14pt" style:font-size-asian="14pt" style:font-size-complex="14pt" fo:language="el" fo:country="GR"/>
    </style:style>
    <style:style style:name="P102" style:parent-style-name="Standard" style:family="paragraph">
      <style:text-properties style:font-name="Calibri" fo:font-size="14pt" style:font-size-asian="14pt" style:font-size-complex="14pt" fo:language="el" fo:country="GR"/>
    </style:style>
    <style:style style:name="P103" style:parent-style-name="Standard" style:family="paragraph">
      <style:text-properties style:font-name="Calibri" fo:font-size="11pt" style:font-size-asian="11pt" style:font-size-complex="11pt" fo:language="el" fo:country="GR"/>
    </style:style>
    <style:style style:name="P104" style:parent-style-name="Standard" style:family="paragraph">
      <style:text-properties style:font-name="Calibri" fo:language="el" fo:country="GR"/>
    </style:style>
    <style:style style:name="P105" style:parent-style-name="Standard" style:family="paragraph">
      <style:text-properties style:font-name="Calibri" fo:language="el" fo:country="GR"/>
    </style:style>
    <style:style style:name="P106" style:parent-style-name="Standard" style:family="paragraph">
      <style:text-properties fo:language="el" fo:country="GR"/>
    </style:style>
  </office:automatic-styles>
  <office:body>
    <office:text text:use-soft-page-breaks="true">
      <text:p text:style-name="P1">Λειτουργικά 1η εργασία</text:p>
      <text:p text:style-name="P2"/>
      <text:p text:style-name="Standard"><text:span text:style-name="T3">Γιώργος Βίδος<text:s/></text:span><text:span text:style-name="T4"><text:tab/></text:span><text:span text:style-name="T5"><text:s/></text:span><text:span text:style-name="T6">p</text:span><text:span text:style-name="T7">3160014</text:span></text:p>
      <text:p text:style-name="P8"/>
      <text:p text:style-name="Standard"><text:span text:style-name="T9">Στον κώδικα έχουμε την<text:s/></text:span><text:span text:style-name="T10">main</text:span><text:span text:style-name="T11"><text:s/>μέθοδο</text:span><text:span text:style-name="T12"><text:s/>όπου παίρνει τα ορίσματα<text:s/></text:span><text:span text:style-name="T13">Ncust</text:span><text:span text:style-name="T14"><text:s/></text:span><text:span text:style-name="T15">και<text:s/></text:span><text:span text:style-name="T16">seed</text:span><text:span text:style-name="T17"><text:s/></text:span><text:span text:style-name="T18">και ελέγχει αν ο χρήστης τα έχει δώσει σωστά. Έπειτα αρχικοποιούμε τα όλα τα<text:s/></text:span><text:span text:style-name="T19">mutex</text:span><text:span text:style-name="T20"><text:s/></text:span><text:span text:style-name="T21">που πρόκειται να χρησιμοποιήσουμε και ξεκινάμε να φτιάχνο</text:span><text:span text:style-name="T22">υμε τα<text:s/></text:span><text:span text:style-name="T23">threads</text:span><text:span text:style-name="T24"><text:s/></text:span><text:span text:style-name="T25">και με την βοηθεία της<text:s/></text:span><text:span text:style-name="T26">rand</text:span><text:span text:style-name="T27">1<text:s/></text:span><text:span text:style-name="T28">βάζουμε τα<text:s/></text:span><text:span text:style-name="T29">Torderlow</text:span><text:span text:style-name="T30"><text:s/></text:span><text:span text:style-name="T31">και<text:s/></text:span><text:span text:style-name="T32">Torderhigh</text:span><text:span text:style-name="T33">. </text:span><text:span text:style-name="T34">Έπειτα έχουμε την<text:s/></text:span><text:span text:style-name="T35">void</text:span><text:span text:style-name="T36"><text:s/>*</text:span><text:span text:style-name="T37">status</text:span><text:span text:style-name="T38"><text:s/></text:span><text:span text:style-name="T39">που σταματάει τα<text:s/></text:span><text:span text:style-name="T40">threads</text:span><text:span text:style-name="T41"><text:s/></text:span><text:span text:style-name="T42">και αποτρέπει από το να τελειώσει ο πατέρας πριν από τα υπόλοιπα threads. Τέλος στην<text:s/></text:span><text:span text:style-name="T43">main</text:span><text:span text:style-name="T44"><text:s/></text:span><text:span text:style-name="T45">έχουμε και τις εντολές<text:s/></text:span><text:span text:style-name="T46">destru</text:span><text:span text:style-name="T47">ct</text:span><text:span text:style-name="T48"><text:s/></text:span><text:span text:style-name="T49">των<text:s/></text:span><text:span text:style-name="T50">mutex</text:span><text:span text:style-name="T51"><text:s/></text:span><text:span text:style-name="T52">που χρησιμοποιήσαμε.</text:span></text:p>
      <text:p text:style-name="P53"/>
      <text:p text:style-name="Standard"><text:span text:style-name="T54">Επίσης έχουμε δημιουργήσει την μέθοδο<text:s/></text:span><text:span text:style-name="T55">rand</text:span><text:span text:style-name="T56">1</text:span><text:span text:style-name="T57"><text:s/></text:span><text:span text:style-name="T58">που δημιουργεί τους<text:s/></text:span><text:span text:style-name="T59">random</text:span><text:span text:style-name="T60"><text:s/></text:span><text:span text:style-name="T61">αριθμούς που χρησιμοποιούμε.</text:span></text:p>
      <text:p text:style-name="P62"/>
      <text:p text:style-name="Standard"><text:span text:style-name="T63">Στη μέθοδο<text:s/></text:span><text:span text:style-name="T64">order</text:span><text:span text:style-name="T65"><text:s/></text:span><text:span text:style-name="T66">χρησιμοποιούμε την</text:span><text:span text:style-name="T67"><text:s/></text:span><text:span text:style-name="T68">μέθοδο<text:s/></text:span><text:span text:style-name="T69">rand</text:span><text:span text:style-name="T70">1<text:s/></text:span><text:span text:style-name="T71">που αναφέραμε παραπάνω για να φτιάξουμε τους<text:s/></text:span><text:span text:style-name="T72">random</text:span><text:span text:style-name="T73"><text:s/></text:span><text:span text:style-name="T74">αριθμούς από πίτσες που θέλει ο κάθε πελάτης .Στη συνέχεια ξεκινάει η διαδικασία που ο κάθε<text:s/></text:span><text:span text:style-name="T75">chef</text:span><text:span text:style-name="T76"><text:s/></text:span><text:span text:style-name="T77">παίρνει μια παραγγελία και την εκτελεί και ο<text:s/></text:span><text:span text:style-name="T78">chef</text:span><text:span text:style-name="T79"><text:s/></text:span><text:span text:style-name="T80">δεν είναι πλέον διαθέσιμος --.Στην αρχή κλειδώνει το</text:span><text:span text:style-name="T81"><text:s/></text:span><text:span text:style-name="T82">mutex</text:span><text:span text:style-name="T83"><text:s/>και στην συνέχεια κάνει τις προετοιμασίες που χρειάζονται. Μόλις ολοκληρώσει την παραγγελία ο</text:span><text:span text:style-name="T84"><text:s/></text:span><text:span text:style-name="T85">chef</text:span><text:span text:style-name="T86"><text:s text:c="2"/></text:span><text:span text:style-name="T87">το</text:span><text:span text:style-name="T88"><text:s/></text:span><text:span text:style-name="T89">mutex</text:span><text:span text:style-name="T90"><text:s/>ξεκλειδώνεται και ο</text:span><text:span text:style-name="T91"><text:s/></text:span><text:span text:style-name="T92">chef</text:span><text:span text:style-name="T93"><text:s/>είναι και πάλ</text:span><text:span text:style-name="T94">ι διαθέσιμος ++ . Το ίδιο κάνουμε και για τους φούρνους. Στο τέλος της μεθόδου υπολογίζουμε τον χρόνο που χρειάστηκε για κάθε παραγγελία και τον εκτυπώνουμε.</text:span></text:p>
      <text:p text:style-name="P95"/>
      <text:p text:style-name="Standard"><text:span text:style-name="T96">Τέλος έχουμε και το<text:s/></text:span><text:span text:style-name="T97">header</text:span><text:span text:style-name="T98"><text:s/></text:span><text:span text:style-name="T99">αρχείο που έχουμε αρχικοποιήσει ορισμένες μεταβλητές.</text:span></text:p>
      <text:p text:style-name="P100"/>
      <text:p text:style-name="P101"/>
      <text:p text:style-name="P102"/>
      <text:p text:style-name="P103"/>
      <text:p text:style-name="P104"/>
      <text:p text:style-name="P105"/>
      <text:p text:style-name="P10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eorge vd</dc:creator>
    <meta:creation-date>2017-10-20T23:40:00Z</meta:creation-date>
    <dc:date>2022-12-18T17:56:00Z</dc:date>
    <meta:template xlink:href="Normal" xlink:type="simple"/>
    <meta:editing-cycles>6</meta:editing-cycles>
    <meta:editing-duration>PT660S</meta:editing-duration>
    <meta:document-statistic meta:page-count="1" meta:paragraph-count="2" meta:word-count="202" meta:character-count="1356" meta:row-count="9" meta:non-whitespace-character-count="1156"/>
  </office:meta>
</office:document-meta>
</file>